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3"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officeooo:rsid="001925ee" style:text-blinking="false" fo:background-color="transparent" loext:char-shading-value="0"/>
    </style:style>
    <style:style style:name="T4" style:family="text">
      <style:text-properties fo:font-variant="normal" fo:text-transform="none" fo:color="#1155cc" style:text-line-through-style="none" style:text-line-through-type="none" style:font-name="Arial" fo:font-size="10.5pt" fo:font-style="normal" style:text-underline-style="solid" style:text-underline-width="auto" style:text-underline-color="font-color" fo:font-weight="normal" style:text-blinking="false" fo:background-color="transparent" loext:char-shading-value="0"/>
    </style:style>
    <style:style style:name="T5" style:family="text">
      <style:text-properties officeooo:rsid="001925e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eb445e5a-69d5-0abb-236d-33d59ad723de"/><text:a xlink:type="simple" xlink:href="http://cs229.stanford.edu/proj2010/HsuSeeWu-MachineLearningForSentimentAnalysis.pdf" text:style-name="Internet_20_link" text:visited-style-name="Visited_20_Internet_20_Link"><text:span text:style-name="T4">http://cs229.stanford.edu/proj2010/HsuSeeWu-MachineLearningForSentimentAnalysis.pdf</text:span></text:a></text:p>
      <text:p text:style-name="P2">Summary:</text:p>
      <text:p text:style-name="Text_20_body"/>
      <text:p text:style-name="P3">This article focuses on different approaches to predicting the reactions of people to reading a diverse group of short stories. After reading a short story there are five possible reactions ranging from sadness to amazement. The program institutes three different strategies to model human response. The results of these different strategies are compared to a simple naive strategy(baseline), in which the most popular option is always chosen. </text:p>
      <text:p text:style-name="P3">The first strategy is to base reaction prediction off of the presence of certain words. This strategy is referred to as “Bag of Words”. It led to a very small increase in prediction accuracy. In the second strategy, which is referred to as “WordNet Synthesis” words are mapped into different groupings based on their synonyms. The underlying reasoning being that certain synonyms/words usually refer to certain emotions. <text:tab/>T<text:span text:style-name="T5">h</text:span>e final and most accurate strategy employed was dubbed “Sentiment Lexicons”. Sentiment Lexicons is a practice by which word are grouped (by person) into emotion and content based categories. This approach was combined with the WordNet Synset approach to produce by far the most accurate results. The results of this approach were in fact only slightly worse than the results of a human’s interpretation. </text:p>
      <text:p text:style-name="Text_20_body"><text:span text:style-name="T1"><text:tab/>Along with detailing the specific approaches/algorithms utilized to predict human response, this paper also detailed generalized information and advice on building a human response prediction model. The paper spoke to the difficulties of interpreting slang, handling html tags, the effects of emoticons, and how to evaluate/ classify results in general. All of which will be helpful as we build our own model. </text:span></text:p>
      <text:p text:style-name="P1"><text:bookmark text:name="docs-internal-guid-eb445e5a-69d4-d320-6e6a-d4dc5f6d0b0f"/><text:span text:style-name="T1">Article: </text:span><text:a xlink:type="simple" xlink:href="http://www.cs.cornell.edu/home/llee/papers/sentiment.pdf" text:style-name="Internet_20_link" text:visited-style-name="Visited_20_Internet_20_Link"><text:span text:style-name="T4">http://www.cs.cornell.edu/home/llee/papers/sentiment.pdf</text:span></text:a></text:p>
      <text:p text:style-name="Text_20_body"/>
      <text:p text:style-name="P2">Summary: </text:p>
      <text:p text:style-name="P1"><text:span text:style-name="T1"><text:tab/>The article above goes into the details of a sentiment predictor that based itself off of movie reviews. They used a Naive Bayesian approach to judging the probability that a review is positive/negative. The main focus used movie review databases because they already had a star rating attached and therefore had the data to immediately know for training purposes what was good/bad. </text:span></text:p>
      <text:p text:style-name="P1"><text:span text:style-name="T1"><text:tab/>Over time, the algorithm’s goal was to find bigrams and words by frequency and presence, store them and modify the weights as the frequency changed. Some of the biggest points to take from this included the study of bigrams. These are word pairs that have different or stronger connotation than either word individually might have. As an example, not good v good or really big vs big. </text:span></text:p>
      <text:p text:style-name="P1"><text:span text:style-name="T1"><text:tab/>Some challenges they found included classifying words based on their location in the test (i.e beginning, middle or end). This may be relevant as the analysis may include information in the body and opinion at the end. </text:span></text:p>
      <text:p text:style-name="Text_20_body"><text:span text:style-name="T1"><text:tab/>I believe we can incorporate basic bigram detection and basic word location detection in addition to simply measuring the frequency of the words used. We could change the weight of words depending on the location or precursory words. Some difficulties are going to include sarcasm, misdirection, and irrelevant inform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6T21:58:00.296866525</meta:creation-date>
    <dc:date>2016-09-26T23:10:32.216907505</dc:date>
    <meta:editing-duration>PT1H12M32S</meta:editing-duration>
    <meta:editing-cycles>1</meta:editing-cycles>
    <meta:document-statistic meta:table-count="0" meta:image-count="0" meta:object-count="0" meta:page-count="1" meta:paragraph-count="11" meta:word-count="480" meta:character-count="3163" meta:non-whitespace-character-count="2680"/>
    <meta:generator>LibreOffice/5.1.5.2$Linux_X86_64 LibreOffice_project/10m0$Build-2</meta:generator>
  </office:meta>
</office:document-meta>
</file>